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36.12mm"/>
    </style:style>
    <style:style style:name="co3" style:family="table-column">
      <style:table-column-properties fo:break-before="auto" style:column-width="20.58mm"/>
    </style:style>
    <style:style style:name="co4" style:family="table-column">
      <style:table-column-properties fo:break-before="auto" style:column-width="33.5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5" style:family="table-cell" style:parent-style-name="Default" style:data-style-name="N0"/>
    <style:style style:name="ce4" style:family="table-cell" style:parent-style-name="Default" style:data-style-name="N61"/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4"/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nco1" table:style-name="ta1">
        <table:shapes>
          <draw:frame draw:z-index="0" draw:style-name="gr1" draw:text-style-name="P1" svg:width="159.99mm" svg:height="89.99mm" svg:x="83.08mm" svg:y="96.74mm">
            <draw:object draw:notify-on-update-of-ranges="Banco1.G17:Banco1.G17 Banco1.G18:Banco1.G21 Banco1.O7:Banco1.O13 Banco1.G7:Banco1.G13 Banco1.P7:Banco1.P13 Banco1.P7:Banco1.P13 Banco1.H7:Banco1.H13 Banco1.H7:Banco1.H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1" table:default-cell-style-name="ce5"/>
        <table:table-column table:style-name="co4" table:default-cell-style-name="ce5"/>
        <table:table-column table:style-name="co1" table:number-columns-repeated="57" table:default-cell-style-name="ce5"/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Datos</text:p>
          </table:table-cell>
          <table:table-cell table:number-columns-repeated="3"/>
          <table:table-cell table:style-name="ce6" office:value-type="string" calcext:value-type="string" table:number-columns-spanned="4" table:number-rows-spanned="1">
            <text:p>Velocidad como función del tiempo</text:p>
          </table:table-cell>
          <table:covered-table-cell table:number-columns-repeated="3"/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masa kg</text:p>
          </table:table-cell>
          <table:table-cell office:value-type="float" office:value="0.20093" calcext:value-type="float">
            <text:p>0,20093</text:p>
          </table:table-cell>
          <table:table-cell office:value-type="float" office:value="0.00001" calcext:value-type="float">
            <text:p>1E-05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 office:value-type="string" calcext:value-type="string">
            <text:p>masa portapesas</text:p>
          </table:table-cell>
          <table:table-cell table:style-name="ce4" office:value-type="float" office:value="0.003" calcext:value-type="float">
            <text:p>3,00E-03</text:p>
          </table:table-cell>
          <table:table-cell table:style-name="ce4" office:value-type="float" office:value="0.00001" calcext:value-type="float">
            <text:p>1,00E-05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²</text:p>
          </table:table-cell>
          <table:table-cell/>
          <table:table-cell office:value-type="string" calcext:value-type="string">
            <text:p>d1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/t</text:p>
          </table:table-cell>
          <table:table-cell table:number-columns-repeated="49"/>
        </table:table-row>
        <table:table-row table:style-name="ro1">
          <table:table-cell table:number-columns-repeated="2"/>
          <table:table-cell office:value-type="string" calcext:value-type="string">
            <text:p>inercia polea</text:p>
          </table:table-cell>
          <table:table-cell table:style-name="ce4" office:value-type="float" office:value="0.0022" calcext:value-type="float">
            <text:p>2,20E-03</text:p>
          </table:table-cell>
          <table:table-cell table:style-name="ce4" office:value-type="float" office:value="0.00001" calcext:value-type="float">
            <text:p>1,00E-05</text:p>
          </table:table-cell>
          <table:table-cell/>
          <table:table-cell table:style-name="ce2" office:value-type="float" office:value="2.247" calcext:value-type="float">
            <text:p>2,247</text:p>
          </table:table-cell>
          <table:table-cell office:value-type="float" office:value="0.001" calcext:value-type="float">
            <text:p>0,001</text:p>
          </table:table-cell>
          <table:table-cell table:style-name="ce2" table:formula="of:=[.G7]^2" office:value-type="float" office:value="5.049009" calcext:value-type="float">
            <text:p>5,049</text:p>
          </table:table-cell>
          <table:table-cell table:formula="of:=2*[.I7]*[.H7]" office:value-type="float" office:value="0.010098018" calcext:value-type="float">
            <text:p>0,010098018</text:p>
          </table:table-cell>
          <table:table-cell office:value-type="float" office:value="1.21" calcext:value-type="float">
            <text:p>1,21</text:p>
          </table:table-cell>
          <table:table-cell office:value-type="float" office:value="0.01" calcext:value-type="float">
            <text:p>0,01</text:p>
          </table:table-cell>
          <table:table-cell table:formula="of:=[.D$12]-[.K7]"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table:formula="of:=[.M7]/[.G7]" office:value-type="float" office:value="0.267022696929239" calcext:value-type="float">
            <text:p>0,267022696929239</text:p>
          </table:table-cell>
          <table:table-cell table:formula="of:=[.O7]*SQRT(([.H7]/[.G7])^2+([.N7]/[.M7])^2)" office:value-type="float" office:value="0.00445196458423631" calcext:value-type="float">
            <text:p>0,004451964584236</text:p>
          </table:table-cell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m1</text:p>
          </table:table-cell>
          <table:table-cell table:style-name="ce4" table:formula="of:=[.D6]" office:value-type="float" office:value="0.003" calcext:value-type="float">
            <text:p>3,00E-03</text:p>
          </table:table-cell>
          <table:table-cell table:number-columns-repeated="2"/>
          <table:table-cell table:style-name="ce2" office:value-type="float" office:value="2.408" calcext:value-type="float">
            <text:p>2,408</text:p>
          </table:table-cell>
          <table:table-cell office:value-type="float" office:value="0.001" calcext:value-type="float">
            <text:p>0,001</text:p>
          </table:table-cell>
          <table:table-cell table:style-name="ce2" table:formula="of:=[.G8]^2" office:value-type="float" office:value="5.798464" calcext:value-type="float">
            <text:p>5,798</text:p>
          </table:table-cell>
          <table:table-cell table:formula="of:=2*[.I8]*[.H8]" office:value-type="float" office:value="0.011596928" calcext:value-type="float">
            <text:p>0,011596928</text:p>
          </table:table-cell>
          <table:table-cell office:value-type="float" office:value="1.16" calcext:value-type="float">
            <text:p>1,16</text:p>
          </table:table-cell>
          <table:table-cell office:value-type="float" office:value="0.01" calcext:value-type="float">
            <text:p>0,01</text:p>
          </table:table-cell>
          <table:table-cell table:formula="of:=[.D$12]-[.K8]" office:value-type="float" office:value="0.65" calcext:value-type="float">
            <text:p>0,65</text:p>
          </table:table-cell>
          <table:table-cell office:value-type="float" office:value="0.01" calcext:value-type="float">
            <text:p>0,01</text:p>
          </table:table-cell>
          <table:table-cell table:formula="of:=[.M8]/[.G8]" office:value-type="float" office:value="0.269933554817276" calcext:value-type="float">
            <text:p>0,269933554817276</text:p>
          </table:table-cell>
          <table:table-cell table:formula="of:=[.O8]*SQRT(([.H8]/[.G8])^2+([.N8]/[.M8])^2)" office:value-type="float" office:value="0.00415433660415071" calcext:value-type="float">
            <text:p>0,004154336604151</text:p>
          </table:table-cell>
          <table:table-cell table:number-columns-repeated="48"/>
        </table:table-row>
        <table:table-row table:style-name="ro1">
          <table:table-cell table:number-columns-repeated="2"/>
          <table:table-cell table:style-name="Default" office:value-type="string" calcext:value-type="string">
            <text:p>m²</text:p>
          </table:table-cell>
          <table:table-cell table:formula="of:=[.D7]+[.D5]" office:value-type="float" office:value="0.20313" calcext:value-type="float">
            <text:p>0,20313</text:p>
          </table:table-cell>
          <table:table-cell table:number-columns-repeated="2"/>
          <table:table-cell table:style-name="ce2" office:value-type="float" office:value="2.496" calcext:value-type="float">
            <text:p>2,496</text:p>
          </table:table-cell>
          <table:table-cell office:value-type="float" office:value="0.001" calcext:value-type="float">
            <text:p>0,001</text:p>
          </table:table-cell>
          <table:table-cell table:style-name="ce2" table:formula="of:=[.G9]^2" office:value-type="float" office:value="6.230016" calcext:value-type="float">
            <text:p>6,230</text:p>
          </table:table-cell>
          <table:table-cell table:formula="of:=2*[.I9]*[.H9]" office:value-type="float" office:value="0.012460032" calcext:value-type="float">
            <text:p>0,012460032</text:p>
          </table:table-cell>
          <table:table-cell office:value-type="float" office:value="1.11" calcext:value-type="float">
            <text:p>1,11</text:p>
          </table:table-cell>
          <table:table-cell office:value-type="float" office:value="0.01" calcext:value-type="float">
            <text:p>0,01</text:p>
          </table:table-cell>
          <table:table-cell table:formula="of:=[.D$12]-[.K9]" office:value-type="float" office:value="0.7" calcext:value-type="float">
            <text:p>0,7</text:p>
          </table:table-cell>
          <table:table-cell office:value-type="float" office:value="0.01" calcext:value-type="float">
            <text:p>0,01</text:p>
          </table:table-cell>
          <table:table-cell table:formula="of:=[.M9]/[.G9]" office:value-type="float" office:value="0.280448717948718" calcext:value-type="float">
            <text:p>0,280448717948718</text:p>
          </table:table-cell>
          <table:table-cell table:formula="of:=[.O9]*SQRT(([.H9]/[.G9])^2+([.N9]/[.M9])^2)" office:value-type="float" office:value="0.00400798549728242" calcext:value-type="float">
            <text:p>0,004007985497282</text:p>
          </table:table-cell>
          <table:table-cell table:number-columns-repeated="48"/>
        </table:table-row>
        <table:table-row table:style-name="ro1">
          <table:table-cell table:number-columns-repeated="6"/>
          <table:table-cell table:style-name="ce2" office:value-type="float" office:value="2.63" calcext:value-type="float">
            <text:p>2,630</text:p>
          </table:table-cell>
          <table:table-cell office:value-type="float" office:value="0.001" calcext:value-type="float">
            <text:p>0,001</text:p>
          </table:table-cell>
          <table:table-cell table:style-name="ce2" table:formula="of:=[.G10]^2" office:value-type="float" office:value="6.9169" calcext:value-type="float">
            <text:p>6,917</text:p>
          </table:table-cell>
          <table:table-cell table:formula="of:=2*[.I10]*[.H10]" office:value-type="float" office:value="0.0138338" calcext:value-type="float">
            <text:p>0,0138338</text:p>
          </table:table-cell>
          <table:table-cell office:value-type="float" office:value="1.06" calcext:value-type="float">
            <text:p>1,06</text:p>
          </table:table-cell>
          <table:table-cell office:value-type="float" office:value="0.01" calcext:value-type="float">
            <text:p>0,01</text:p>
          </table:table-cell>
          <table:table-cell table:formula="of:=[.D$12]-[.K10]" office:value-type="float" office:value="0.75" calcext:value-type="float">
            <text:p>0,75</text:p>
          </table:table-cell>
          <table:table-cell office:value-type="float" office:value="0.01" calcext:value-type="float">
            <text:p>0,01</text:p>
          </table:table-cell>
          <table:table-cell table:formula="of:=[.M10]/[.G10]" office:value-type="float" office:value="0.285171102661597" calcext:value-type="float">
            <text:p>0,285171102661597</text:p>
          </table:table-cell>
          <table:table-cell table:formula="of:=[.O10]*SQRT(([.H10]/[.G10])^2+([.N10]/[.M10])^2)" office:value-type="float" office:value="0.00380382711085773" calcext:value-type="float">
            <text:p>0,003803827110858</text:p>
          </table:table-cell>
          <table:table-cell table:number-columns-repeated="48"/>
        </table:table-row>
        <table:table-row table:style-name="ro1">
          <table:table-cell table:number-columns-repeated="6"/>
          <table:table-cell table:style-name="ce2" office:value-type="float" office:value="2.691" calcext:value-type="float">
            <text:p>2,691</text:p>
          </table:table-cell>
          <table:table-cell office:value-type="float" office:value="0.001" calcext:value-type="float">
            <text:p>0,001</text:p>
          </table:table-cell>
          <table:table-cell table:style-name="ce2" table:formula="of:=[.G11]^2" office:value-type="float" office:value="7.241481" calcext:value-type="float">
            <text:p>7,241</text:p>
          </table:table-cell>
          <table:table-cell table:formula="of:=2*[.I11]*[.H11]" office:value-type="float" office:value="0.014482962" calcext:value-type="float">
            <text:p>0,014482962</text:p>
          </table:table-cell>
          <table:table-cell office:value-type="float" office:value="1.01" calcext:value-type="float">
            <text:p>1,01</text:p>
          </table:table-cell>
          <table:table-cell office:value-type="float" office:value="0.01" calcext:value-type="float">
            <text:p>0,01</text:p>
          </table:table-cell>
          <table:table-cell table:formula="of:=[.D$12]-[.K11]" office:value-type="float" office:value="0.8" calcext:value-type="float">
            <text:p>0,8</text:p>
          </table:table-cell>
          <table:table-cell office:value-type="float" office:value="0.01" calcext:value-type="float">
            <text:p>0,01</text:p>
          </table:table-cell>
          <table:table-cell table:formula="of:=[.M11]/[.G11]" office:value-type="float" office:value="0.297287253808993" calcext:value-type="float">
            <text:p>0,297287253808993</text:p>
          </table:table-cell>
          <table:table-cell table:formula="of:=[.O11]*SQRT(([.H11]/[.G11])^2+([.N11]/[.M11])^2)" office:value-type="float" office:value="0.00371773244504772" calcext:value-type="float">
            <text:p>0,003717732445048</text:p>
          </table:table-cell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d0 m</text:p>
          </table:table-cell>
          <table:table-cell office:value-type="float" office:value="1.81" calcext:value-type="float">
            <text:p>1,81</text:p>
          </table:table-cell>
          <table:table-cell office:value-type="float" office:value="0.1" calcext:value-type="float">
            <text:p>0,1</text:p>
          </table:table-cell>
          <table:table-cell/>
          <table:table-cell table:style-name="ce2" office:value-type="float" office:value="2.154" calcext:value-type="float">
            <text:p>2,154</text:p>
          </table:table-cell>
          <table:table-cell office:value-type="float" office:value="0.001" calcext:value-type="float">
            <text:p>0,001</text:p>
          </table:table-cell>
          <table:table-cell table:style-name="ce2" table:formula="of:=[.G12]^2" office:value-type="float" office:value="4.639716" calcext:value-type="float">
            <text:p>4,640</text:p>
          </table:table-cell>
          <table:table-cell table:formula="of:=2*[.I12]*[.H12]" office:value-type="float" office:value="0.009279432" calcext:value-type="float">
            <text:p>0,009279432</text:p>
          </table:table-cell>
          <table:table-cell office:value-type="float" office:value="1.26" calcext:value-type="float">
            <text:p>1,26</text:p>
          </table:table-cell>
          <table:table-cell office:value-type="float" office:value="0.01" calcext:value-type="float">
            <text:p>0,01</text:p>
          </table:table-cell>
          <table:table-cell table:formula="of:=[.D$12]-[.K12]" office:value-type="float" office:value="0.55" calcext:value-type="float">
            <text:p>0,55</text:p>
          </table:table-cell>
          <table:table-cell office:value-type="float" office:value="0.01" calcext:value-type="float">
            <text:p>0,01</text:p>
          </table:table-cell>
          <table:table-cell table:formula="of:=[.M12]/[.G12]" office:value-type="float" office:value="0.255338904363974" calcext:value-type="float">
            <text:p>0,255338904363974</text:p>
          </table:table-cell>
          <table:table-cell table:formula="of:=[.O12]*SQRT(([.H12]/[.G12])^2+([.N12]/[.M12])^2)" office:value-type="float" office:value="0.0046440387031711" calcext:value-type="float">
            <text:p>0,004644038703171</text:p>
          </table:table-cell>
          <table:table-cell table:number-columns-repeated="48"/>
        </table:table-row>
        <table:table-row table:style-name="ro1">
          <table:table-cell table:number-columns-repeated="6"/>
          <table:table-cell table:style-name="ce2" office:value-type="float" office:value="2.023" calcext:value-type="float">
            <text:p>2,023</text:p>
          </table:table-cell>
          <table:table-cell office:value-type="float" office:value="0.001" calcext:value-type="float">
            <text:p>0,001</text:p>
          </table:table-cell>
          <table:table-cell table:style-name="ce2" table:formula="of:=[.G13]^2" office:value-type="float" office:value="4.092529" calcext:value-type="float">
            <text:p>4,093</text:p>
          </table:table-cell>
          <table:table-cell table:formula="of:=2*[.I13]*[.H13]" office:value-type="float" office:value="0.008185058" calcext:value-type="float">
            <text:p>0,008185058</text:p>
          </table:table-cell>
          <table:table-cell office:value-type="float" office:value="1.31" calcext:value-type="float">
            <text:p>1,31</text:p>
          </table:table-cell>
          <table:table-cell office:value-type="float" office:value="0.01" calcext:value-type="float">
            <text:p>0,01</text:p>
          </table:table-cell>
          <table:table-cell table:formula="of:=[.D$12]-[.K13]" office:value-type="float" office:value="0.5" calcext:value-type="float">
            <text:p>0,5</text:p>
          </table:table-cell>
          <table:table-cell office:value-type="float" office:value="0.01" calcext:value-type="float">
            <text:p>0,01</text:p>
          </table:table-cell>
          <table:table-cell table:formula="of:=[.M13]/[.G13]" office:value-type="float" office:value="0.247157686604053" calcext:value-type="float">
            <text:p>0,247157686604053</text:p>
          </table:table-cell>
          <table:table-cell table:formula="of:=[.O13]*SQRT(([.H13]/[.G13])^2+([.N13]/[.M13])^2)" office:value-type="float" office:value="0.00494466331181082" calcext:value-type="float">
            <text:p>0,004944663311811</text:p>
          </table:table-cell>
          <table:table-cell table:number-columns-repeated="4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2" table:number-rows-spanned="1">
            <text:p>regresión</text:p>
          </table:table-cell>
          <table:covered-table-cell/>
          <table:table-cell/>
          <table:table-cell office:value-type="string" calcext:value-type="string">
            <text:p>Gravedad</text:p>
          </table:table-cell>
          <table:table-cell table:number-columns-repeated="57"/>
        </table:table-row>
        <table:table-row table:style-name="ro1">
          <table:table-cell table:number-columns-repeated="3"/>
          <table:table-cell table:number-matrix-columns-spanned="2" table:number-matrix-rows-spanned="5" table:formula="of:=LINEST([.O7:.O13];[.G7:.G13]; ;1)" office:value-type="float" office:value="0.0686386864599575" calcext:value-type="float">
            <text:p>0,068638686459958</text:p>
          </table:table-cell>
          <table:table-cell office:value-type="float" office:value="0.108513489466003" calcext:value-type="float">
            <text:p>0,108513489466003</text:p>
          </table:table-cell>
          <table:table-cell/>
          <table:table-cell office:value-type="string" calcext:value-type="string">
            <text:p>m</text:p>
          </table:table-cell>
          <table:table-cell table:formula="of:=[.D18]" office:value-type="float" office:value="0.0686386864599575" calcext:value-type="float">
            <text:p>0,068638686459958</text:p>
          </table:table-cell>
          <table:table-cell table:formula="of:=[.D19]" office:value-type="float" office:value="0.00598196889499746" calcext:value-type="float">
            <text:p>0,005981968894997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float" office:value="0.00598196889499746" calcext:value-type="float">
            <text:p>0,005981968894997</text:p>
          </table:table-cell>
          <table:table-cell office:value-type="float" office:value="0.014293940290125" calcext:value-type="float">
            <text:p>0,014293940290125</text:p>
          </table:table-cell>
          <table:table-cell/>
          <table:table-cell office:value-type="string" calcext:value-type="string">
            <text:p>aceleración</text:p>
          </table:table-cell>
          <table:table-cell table:formula="of:=[.H18]*2" office:value-type="float" office:value="0.137277372919915" calcext:value-type="float">
            <text:p>0,137277372919915</text:p>
          </table:table-cell>
          <table:table-cell table:formula="of:=[.I18]*2" office:value-type="float" office:value="0.0119639377899949" calcext:value-type="float">
            <text:p>0,011963937789995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float" office:value="0.963412506571005" calcext:value-type="float">
            <text:p>0,963412506571005</text:p>
          </table:table-cell>
          <table:table-cell office:value-type="float" office:value="0.00363700616619531" calcext:value-type="float">
            <text:p>0,003637006166195</text:p>
          </table:table-cell>
          <table:table-cell/>
          <table:table-cell office:value-type="string" calcext:value-type="string">
            <text:p>g</text:p>
          </table:table-cell>
          <table:table-cell table:formula="of:=([.D9]+[.D8])*[.H19]/[.D8]" office:value-type="float" office:value="9.43232829332736" calcext:value-type="float">
            <text:p>9,43232829332736</text:p>
          </table:table-cell>
          <table:table-cell office:value-type="float" office:value="0.8253" calcext:value-type="float">
            <text:p>0,8253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float" office:value="131.658719452959" calcext:value-type="float">
            <text:p>131,65871945295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elocidad inicial</text:p>
          </table:table-cell>
          <table:table-cell table:formula="of:=[.E18]" office:value-type="float" office:value="0.108513489466003" calcext:value-type="float">
            <text:p>0,108513489466003</text:p>
          </table:table-cell>
          <table:table-cell table:formula="of:=[.E19]" office:value-type="float" office:value="0.014293940290125" calcext:value-type="float">
            <text:p>0,014293940290125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float" office:value="0.00174155703304055" calcext:value-type="float">
            <text:p>0,001741557033041</text:p>
          </table:table-cell>
          <table:table-cell office:value-type="float" office:value="0.0000661390692647136" calcext:value-type="float">
            <text:p>6,61390692647136E-05</text:p>
          </table:table-cell>
          <table:table-cell table:number-columns-repeated="59"/>
        </table:table-row>
        <table:table-row table:style-name="ro1" table:number-rows-repeated="10485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twood" table:style-name="ta1">
        <table:table-column table:style-name="co1" table:number-columns-repeated="64" table:default-cell-style-name="ce5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2">
        <table:shapes>
          <draw:frame draw:z-index="0" draw:style-name="gr1" draw:text-style-name="P1" svg:width="159.99mm" svg:height="89.99mm" svg:x="53.99mm" svg:y="106.47mm">
            <draw:object draw:notify-on-update-of-ranges="Sheet3.L9:Sheet3.L14 Sheet3.N9:Sheet3.N14 Sheet3.O9:Sheet3.O14 Sheet3.O9:Sheet3.O14 Sheet3.M9:Sheet3.M14 Sheet3.M9:Sheet3.M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number-columns-repeated="17" table:default-cell-style-name="Default"/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string" calcext:value-type="string">
            <text:p>D1 </text:p>
          </table:table-cell>
          <table:table-cell office:value-type="float" office:value="1.01" calcext:value-type="float">
            <text:p>1,01</text:p>
          </table:table-cell>
          <table:table-cell office:value-type="float" office:value="0.01" calcext:value-type="float">
            <text:p>0,01</text:p>
          </table:table-cell>
          <table:table-cell table:number-columns-repeated="1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portapesas</text:p>
          </table:table-cell>
          <table:table-cell table:style-name="ce4" office:value-type="float" office:value="0.001" calcext:value-type="float">
            <text:p>1,00E-03</text:p>
          </table:table-cell>
          <table:table-cell table:style-name="ce4" office:value-type="float" office:value="0.00001" calcext:value-type="float">
            <text:p>1,00E-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arro </text:p>
          </table:table-cell>
          <table:table-cell office:value-type="float" office:value="0.20093" calcext:value-type="float">
            <text:p>0,20093</text:p>
          </table:table-cell>
          <table:table-cell table:style-name="ce4" office:value-type="float" office:value="0.00001" calcext:value-type="float">
            <text:p>1,00E-05</text:p>
          </table:table-cell>
          <table:table-cell/>
          <table:table-cell table:style-name="ce8" office:value-type="string" calcext:value-type="string" table:number-columns-spanned="2" table:number-rows-spanned="1">
            <text:p>m1</text:p>
          </table:table-cell>
          <table:covered-table-cell table:style-name="ce11"/>
          <table:table-cell table:style-name="ce8" office:value-type="string" calcext:value-type="string" table:number-columns-spanned="2" table:number-rows-spanned="1">
            <text:p>m²</text:p>
          </table:table-cell>
          <table:covered-table-cell table:style-name="ce11"/>
          <table:table-cell table:style-name="ce8" office:value-type="string" calcext:value-type="string" table:number-columns-spanned="2" table:number-rows-spanned="1">
            <text:p>t</text:p>
          </table:table-cell>
          <table:covered-table-cell table:style-name="ce11"/>
          <table:table-cell table:style-name="ce8" office:value-type="string" calcext:value-type="string" table:number-columns-spanned="2" table:number-rows-spanned="1">
            <text:p>F</text:p>
          </table:table-cell>
          <table:covered-table-cell table:style-name="ce11"/>
          <table:table-cell table:style-name="ce8" office:value-type="string" calcext:value-type="string" table:number-columns-spanned="2" table:number-rows-spanned="1">
            <text:p>a</text:p>
          </table:table-cell>
          <table:covered-table-cell table:style-name="ce11"/>
          <table:table-cell table:style-name="ce8" office:value-type="string" calcext:value-type="string" table:number-columns-spanned="2" table:number-rows-spanned="1">
            <text:p>(m1+m2)a</text:p>
          </table:table-cell>
          <table:covered-table-cell table:style-name="ce11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float" office:value="9.81" calcext:value-type="float">
            <text:p>9,81</text:p>
          </table:table-cell>
          <table:table-cell table:number-columns-repeated="2"/>
          <table:table-cell table:style-name="ce9" office:value-type="float" office:value="0.003" calcext:value-type="float">
            <text:p>0,003</text:p>
          </table:table-cell>
          <table:table-cell table:style-name="ce12" office:value-type="float" office:value="0.0001" calcext:value-type="float">
            <text:p>0,0001</text:p>
          </table:table-cell>
          <table:table-cell table:style-name="ce9" table:formula="of:=[.C$8]+0.015-[.F9]" office:value-type="float" office:value="0.21293" calcext:value-type="float">
            <text:p>0,21293</text:p>
          </table:table-cell>
          <table:table-cell table:style-name="ce12" table:formula="of:=[.D$8]+[.G9]" office:value-type="float" office:value="0.00011" calcext:value-type="float">
            <text:p>0,00011</text:p>
          </table:table-cell>
          <table:table-cell table:style-name="ce9" office:value-type="float" office:value="2.834" calcext:value-type="float">
            <text:p>2,834</text:p>
          </table:table-cell>
          <table:table-cell table:style-name="ce12" office:value-type="float" office:value="0.001" calcext:value-type="float">
            <text:p>0,001</text:p>
          </table:table-cell>
          <table:table-cell table:style-name="ce9" table:formula="of:=[.F9]*[.C$9]" office:value-type="float" office:value="0.02943" calcext:value-type="float">
            <text:p>0,02943</text:p>
          </table:table-cell>
          <table:table-cell table:style-name="ce12" table:formula="of:=[.G9]*[.C$9]" office:value-type="float" office:value="0.000981" calcext:value-type="float">
            <text:p>0,000981</text:p>
          </table:table-cell>
          <table:table-cell table:style-name="ce9" table:formula="of:=[.C$4]/[.J9]^2" office:value-type="float" office:value="0.12575396349101" calcext:value-type="float">
            <text:p>0,12575396349101</text:p>
          </table:table-cell>
          <table:table-cell table:style-name="ce12" table:formula="of:=SQRT(([.D$4]/[.J9]^2)^2+(2*[.C$4]*[.K9]/[.J9]^3)^2)" office:value-type="float" office:value="0.00124824755233975" calcext:value-type="float">
            <text:p>0,00124824755234</text:p>
          </table:table-cell>
          <table:table-cell table:style-name="ce9" table:formula="of:=([.F9]+[.H9])*[.N9]" office:value-type="float" office:value="0.0271540533366137" calcext:value-type="float">
            <text:p>0,027154053336614</text:p>
          </table:table-cell>
          <table:table-cell table:style-name="ce12" table:formula="of:=SQRT((([.G9]+[.I9])*[.N9])^2 + (([.F9]+[.H9])*[.O9])^2)" office:value-type="float" office:value="0.000270824717912653" calcext:value-type="float">
            <text:p>0,000270824717913</text:p>
          </table:table-cell>
        </table:table-row>
        <table:table-row table:style-name="ro1">
          <table:table-cell table:number-columns-repeated="5"/>
          <table:table-cell table:style-name="ce9" office:value-type="float" office:value="0.005" calcext:value-type="float">
            <text:p>0,005</text:p>
          </table:table-cell>
          <table:table-cell table:style-name="ce12" office:value-type="float" office:value="0.0001" calcext:value-type="float">
            <text:p>0,0001</text:p>
          </table:table-cell>
          <table:table-cell table:style-name="ce9" table:formula="of:=[.C$8]+0.015-[.F10]" office:value-type="float" office:value="0.21093" calcext:value-type="float">
            <text:p>0,21093</text:p>
          </table:table-cell>
          <table:table-cell table:style-name="ce12" table:formula="of:=[.D$8]+[.G10]" office:value-type="float" office:value="0.00011" calcext:value-type="float">
            <text:p>0,00011</text:p>
          </table:table-cell>
          <table:table-cell table:style-name="ce9" office:value-type="float" office:value="2.298" calcext:value-type="float">
            <text:p>2,298</text:p>
          </table:table-cell>
          <table:table-cell table:style-name="ce12" office:value-type="float" office:value="0.001" calcext:value-type="float">
            <text:p>0,001</text:p>
          </table:table-cell>
          <table:table-cell table:style-name="ce9" table:formula="of:=[.F10]*[.C$9]" office:value-type="float" office:value="0.04905" calcext:value-type="float">
            <text:p>0,04905</text:p>
          </table:table-cell>
          <table:table-cell table:style-name="ce12" table:formula="of:=[.G10]*[.C$9]" office:value-type="float" office:value="0.000981" calcext:value-type="float">
            <text:p>0,000981</text:p>
          </table:table-cell>
          <table:table-cell table:style-name="ce9" table:formula="of:=[.C$4]/[.J10]^2" office:value-type="float" office:value="0.191258755295595" calcext:value-type="float">
            <text:p>0,191258755295595</text:p>
          </table:table-cell>
          <table:table-cell table:style-name="ce12" table:formula="of:=SQRT(([.D$4]/[.J10]^2)^2+(2*[.C$4]*[.K10]/[.J10]^3)^2)" office:value-type="float" office:value="0.00190095294678201" calcext:value-type="float">
            <text:p>0,001900952946782</text:p>
          </table:table-cell>
          <table:table-cell table:style-name="ce9" table:formula="of:=([.F10]+[.H10])*[.N10]" office:value-type="float" office:value="0.0412985030309779" calcext:value-type="float">
            <text:p>0,041298503030978</text:p>
          </table:table-cell>
          <table:table-cell table:style-name="ce12" table:formula="of:=SQRT((([.G10]+[.I10])*[.N10])^2 + (([.F10]+[.H10])*[.O10])^2)" office:value-type="float" office:value="0.000412433108324625" calcext:value-type="float">
            <text:p>0,000412433108325</text:p>
          </table:table-cell>
        </table:table-row>
        <table:table-row table:style-name="ro1">
          <table:table-cell table:number-columns-repeated="5"/>
          <table:table-cell table:style-name="ce9" office:value-type="float" office:value="0.007" calcext:value-type="float">
            <text:p>0,007</text:p>
          </table:table-cell>
          <table:table-cell table:style-name="ce12" office:value-type="float" office:value="0.0001" calcext:value-type="float">
            <text:p>0,0001</text:p>
          </table:table-cell>
          <table:table-cell table:style-name="ce9" table:formula="of:=[.C$8]+0.015-[.F11]" office:value-type="float" office:value="0.20893" calcext:value-type="float">
            <text:p>0,20893</text:p>
          </table:table-cell>
          <table:table-cell table:style-name="ce12" table:formula="of:=[.D$8]+[.G11]" office:value-type="float" office:value="0.00011" calcext:value-type="float">
            <text:p>0,00011</text:p>
          </table:table-cell>
          <table:table-cell table:style-name="ce9" office:value-type="float" office:value="2.038" calcext:value-type="float">
            <text:p>2,038</text:p>
          </table:table-cell>
          <table:table-cell table:style-name="ce12" office:value-type="float" office:value="0.001" calcext:value-type="float">
            <text:p>0,001</text:p>
          </table:table-cell>
          <table:table-cell table:style-name="ce9" table:formula="of:=[.F11]*[.C$9]" office:value-type="float" office:value="0.06867" calcext:value-type="float">
            <text:p>0,06867</text:p>
          </table:table-cell>
          <table:table-cell table:style-name="ce12" table:formula="of:=[.G11]*[.C$9]" office:value-type="float" office:value="0.000981" calcext:value-type="float">
            <text:p>0,000981</text:p>
          </table:table-cell>
          <table:table-cell table:style-name="ce9" table:formula="of:=[.C$4]/[.J11]^2" office:value-type="float" office:value="0.243171690770358" calcext:value-type="float">
            <text:p>0,243171690770358</text:p>
          </table:table-cell>
          <table:table-cell table:style-name="ce12" table:formula="of:=SQRT(([.D$4]/[.J11]^2)^2+(2*[.C$4]*[.K11]/[.J11]^3)^2)" office:value-type="float" office:value="0.00241943809244958" calcext:value-type="float">
            <text:p>0,00241943809245</text:p>
          </table:table-cell>
          <table:table-cell table:style-name="ce9" table:formula="of:=([.F11]+[.H11])*[.N11]" office:value-type="float" office:value="0.0525080631880435" calcext:value-type="float">
            <text:p>0,052508063188044</text:p>
          </table:table-cell>
          <table:table-cell table:style-name="ce12" table:formula="of:=SQRT((([.G11]+[.I11])*[.N11])^2 + (([.F11]+[.H11])*[.O11])^2)" office:value-type="float" office:value="0.000524919118830648" calcext:value-type="float">
            <text:p>0,000524919118831</text:p>
          </table:table-cell>
        </table:table-row>
        <table:table-row table:style-name="ro1">
          <table:table-cell table:number-columns-repeated="5"/>
          <table:table-cell table:style-name="ce9" office:value-type="float" office:value="0.009" calcext:value-type="float">
            <text:p>0,009</text:p>
          </table:table-cell>
          <table:table-cell table:style-name="ce12" office:value-type="float" office:value="0.0001" calcext:value-type="float">
            <text:p>0,0001</text:p>
          </table:table-cell>
          <table:table-cell table:style-name="ce9" table:formula="of:=[.C$8]+0.015-[.F12]" office:value-type="float" office:value="0.20693" calcext:value-type="float">
            <text:p>0,20693</text:p>
          </table:table-cell>
          <table:table-cell table:style-name="ce12" table:formula="of:=[.D$8]+[.G12]" office:value-type="float" office:value="0.00011" calcext:value-type="float">
            <text:p>0,00011</text:p>
          </table:table-cell>
          <table:table-cell table:style-name="ce9" office:value-type="float" office:value="1.836" calcext:value-type="float">
            <text:p>1,836</text:p>
          </table:table-cell>
          <table:table-cell table:style-name="ce12" office:value-type="float" office:value="0.001" calcext:value-type="float">
            <text:p>0,001</text:p>
          </table:table-cell>
          <table:table-cell table:style-name="ce9" table:formula="of:=[.F12]*[.C$9]" office:value-type="float" office:value="0.08829" calcext:value-type="float">
            <text:p>0,08829</text:p>
          </table:table-cell>
          <table:table-cell table:style-name="ce12" table:formula="of:=[.G12]*[.C$9]" office:value-type="float" office:value="0.000981" calcext:value-type="float">
            <text:p>0,000981</text:p>
          </table:table-cell>
          <table:table-cell table:style-name="ce9" table:formula="of:=[.C$4]/[.J12]^2" office:value-type="float" office:value="0.299623601558755" calcext:value-type="float">
            <text:p>0,299623601558755</text:p>
          </table:table-cell>
          <table:table-cell table:style-name="ce12" table:formula="of:=SQRT(([.D$4]/[.J12]^2)^2+(2*[.C$4]*[.K12]/[.J12]^3)^2)" office:value-type="float" office:value="0.0029844711644051" calcext:value-type="float">
            <text:p>0,002984471164405</text:p>
          </table:table-cell>
          <table:table-cell table:style-name="ce9" table:formula="of:=([.F12]+[.H12])*[.N12]" office:value-type="float" office:value="0.0646977242845819" calcext:value-type="float">
            <text:p>0,064697724284582</text:p>
          </table:table-cell>
          <table:table-cell table:style-name="ce12" table:formula="of:=SQRT((([.G12]+[.I12])*[.N12])^2 + (([.F12]+[.H12])*[.O12])^2)" office:value-type="float" office:value="0.00064750128291545" calcext:value-type="float">
            <text:p>0,000647501282915</text:p>
          </table:table-cell>
        </table:table-row>
        <table:table-row table:style-name="ro1">
          <table:table-cell table:number-columns-repeated="5"/>
          <table:table-cell table:style-name="ce9" office:value-type="float" office:value="0.011" calcext:value-type="float">
            <text:p>0,011</text:p>
          </table:table-cell>
          <table:table-cell table:style-name="ce12" office:value-type="float" office:value="0.0001" calcext:value-type="float">
            <text:p>0,0001</text:p>
          </table:table-cell>
          <table:table-cell table:style-name="ce9" table:formula="of:=[.C$8]+0.015-[.F13]" office:value-type="float" office:value="0.20493" calcext:value-type="float">
            <text:p>0,20493</text:p>
          </table:table-cell>
          <table:table-cell table:style-name="ce12" table:formula="of:=[.D$8]+[.G13]" office:value-type="float" office:value="0.00011" calcext:value-type="float">
            <text:p>0,00011</text:p>
          </table:table-cell>
          <table:table-cell table:style-name="ce9" office:value-type="float" office:value="1.682" calcext:value-type="float">
            <text:p>1,682</text:p>
          </table:table-cell>
          <table:table-cell table:style-name="ce12" office:value-type="float" office:value="0.001" calcext:value-type="float">
            <text:p>0,001</text:p>
          </table:table-cell>
          <table:table-cell table:style-name="ce9" table:formula="of:=[.F13]*[.C$9]" office:value-type="float" office:value="0.10791" calcext:value-type="float">
            <text:p>0,10791</text:p>
          </table:table-cell>
          <table:table-cell table:style-name="ce12" table:formula="of:=[.G13]*[.C$9]" office:value-type="float" office:value="0.000981" calcext:value-type="float">
            <text:p>0,000981</text:p>
          </table:table-cell>
          <table:table-cell table:style-name="ce9" table:formula="of:=[.C$4]/[.J13]^2" office:value-type="float" office:value="0.357000965669939" calcext:value-type="float">
            <text:p>0,357000965669939</text:p>
          </table:table-cell>
          <table:table-cell table:style-name="ce12" table:formula="of:=SQRT(([.D$4]/[.J13]^2)^2+(2*[.C$4]*[.K13]/[.J13]^3)^2)" office:value-type="float" office:value="0.00356006171189689" calcext:value-type="float">
            <text:p>0,003560061711897</text:p>
          </table:table-cell>
          <table:table-cell table:style-name="ce9" table:formula="of:=([.F13]+[.H13])*[.N13]" office:value-type="float" office:value="0.0770872185171099" calcext:value-type="float">
            <text:p>0,07708721851711</text:p>
          </table:table-cell>
          <table:table-cell table:style-name="ce12" table:formula="of:=SQRT((([.G13]+[.I13])*[.N13])^2 + (([.F13]+[.H13])*[.O13])^2)" office:value-type="float" office:value="0.000772371227037352" calcext:value-type="float">
            <text:p>0,000772371227037</text:p>
          </table:table-cell>
        </table:table-row>
        <table:table-row table:style-name="ro1">
          <table:table-cell table:number-columns-repeated="5"/>
          <table:table-cell table:style-name="ce10" office:value-type="float" office:value="0.013" calcext:value-type="float">
            <text:p>0,013</text:p>
          </table:table-cell>
          <table:table-cell table:style-name="ce13" office:value-type="float" office:value="0.0001" calcext:value-type="float">
            <text:p>0,0001</text:p>
          </table:table-cell>
          <table:table-cell table:style-name="ce10" table:formula="of:=[.C$8]+0.015-[.F14]" office:value-type="float" office:value="0.20293" calcext:value-type="float">
            <text:p>0,20293</text:p>
          </table:table-cell>
          <table:table-cell table:style-name="ce13" table:formula="of:=[.D$8]+[.G14]" office:value-type="float" office:value="0.00011" calcext:value-type="float">
            <text:p>0,00011</text:p>
          </table:table-cell>
          <table:table-cell table:style-name="ce10" office:value-type="float" office:value="1.584" calcext:value-type="float">
            <text:p>1,584</text:p>
          </table:table-cell>
          <table:table-cell table:style-name="ce13" office:value-type="float" office:value="0.001" calcext:value-type="float">
            <text:p>0,001</text:p>
          </table:table-cell>
          <table:table-cell table:style-name="ce10" table:formula="of:=[.F14]*[.C$9]" office:value-type="float" office:value="0.12753" calcext:value-type="float">
            <text:p>0,12753</text:p>
          </table:table-cell>
          <table:table-cell table:style-name="ce13" table:formula="of:=[.G14]*[.C$9]" office:value-type="float" office:value="0.000981" calcext:value-type="float">
            <text:p>0,000981</text:p>
          </table:table-cell>
          <table:table-cell table:style-name="ce9" table:formula="of:=[.C$4]/[.J14]^2" office:value-type="float" office:value="0.402541832466075" calcext:value-type="float">
            <text:p>0,402541832466075</text:p>
          </table:table-cell>
          <table:table-cell table:style-name="ce13" table:formula="of:=SQRT(([.D$4]/[.J14]^2)^2+(2*[.C$4]*[.K14]/[.J14]^3)^2)" office:value-type="float" office:value="0.00401783998342654" calcext:value-type="float">
            <text:p>0,004017839983427</text:p>
          </table:table-cell>
          <table:table-cell table:style-name="ce10" table:formula="of:=([.F14]+[.H14])*[.N14]" office:value-type="float" office:value="0.0869208578843996" calcext:value-type="float">
            <text:p>0,0869208578844</text:p>
          </table:table-cell>
          <table:table-cell table:style-name="ce13" table:formula="of:=SQRT((([.G14]+[.I14])*[.N14])^2 + (([.F14]+[.H14])*[.O14])^2)" office:value-type="float" office:value="0.000871680825480079" calcext:value-type="float">
            <text:p>0,00087168082548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13"/>
          <table:table-cell office:value-type="string" calcext:value-type="string">
            <text:p>F-Ma</text:p>
          </table:table-cell>
          <table:table-cell table:number-columns-repeated="3"/>
        </table:table-row>
        <table:table-row table:style-name="ro1">
          <table:table-cell table:number-columns-repeated="10"/>
          <table:table-cell table:number-matrix-columns-spanned="2" table:number-matrix-rows-spanned="4" table:formula="of:=LINEST([.L9:.L14];[.N9:.N14]; ;1)" office:value-type="float" office:value="0.353697981007308" calcext:value-type="float">
            <text:p>0,353697981007308</text:p>
          </table:table-cell>
          <table:table-cell office:value-type="float" office:value="-0.0169801852958146" calcext:value-type="float">
            <text:p>-0,016980185295815</text:p>
          </table:table-cell>
          <table:table-cell/>
          <table:table-cell table:formula="of:=[.L9]-[.P9]" office:value-type="float" office:value="0.0022759466633863" calcext:value-type="float">
            <text:p>0,002275946663386</text:p>
          </table:table-cell>
          <table:table-cell table:formula="of:=ABS([.M9]-[.Q9])" office:value-type="float" office:value="0.000710175282087347" calcext:value-type="float">
            <text:p>0,00071017528208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0.00790258454084041" calcext:value-type="float">
            <text:p>0,00790258454084</text:p>
          </table:table-cell>
          <table:table-cell office:value-type="float" office:value="0.00226017224630722" calcext:value-type="float">
            <text:p>0,002260172246307</text:p>
          </table:table-cell>
          <table:table-cell/>
          <table:table-cell table:formula="of:=[.L10]-[.P10]" office:value-type="float" office:value="0.0077514969690221" calcext:value-type="float">
            <text:p>0,007751496969022</text:p>
          </table:table-cell>
          <table:table-cell table:formula="of:=ABS([.M10]-[.Q10])" office:value-type="float" office:value="0.000568566891675375" calcext:value-type="float">
            <text:p>0,00056856689167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0.998007185845524" calcext:value-type="float">
            <text:p>0,998007185845524</text:p>
          </table:table-cell>
          <table:table-cell office:value-type="float" office:value="0.00183198296646087" calcext:value-type="float">
            <text:p>0,001831982966461</text:p>
          </table:table-cell>
          <table:table-cell/>
          <table:table-cell table:formula="of:=[.L11]-[.P11]" office:value-type="float" office:value="0.0161619368119565" calcext:value-type="float">
            <text:p>0,016161936811957</text:p>
          </table:table-cell>
          <table:table-cell table:formula="of:=ABS([.M11]-[.Q11])" office:value-type="float" office:value="0.000456080881169352" calcext:value-type="float">
            <text:p>0,00045608088116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2003.21175680899" calcext:value-type="float">
            <text:p>2003,2117568089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L12]-[.P12]" office:value-type="float" office:value="0.0235922757154181" calcext:value-type="float">
            <text:p>0,023592275715418</text:p>
          </table:table-cell>
          <table:table-cell table:formula="of:=ABS([.M12]-[.Q12])" office:value-type="float" office:value="0.00033349871708455" calcext:value-type="float">
            <text:p>0,000333498717085</text:p>
          </table:table-cell>
          <table:table-cell table:number-columns-repeated="2"/>
        </table:table-row>
        <table:table-row table:style-name="ro1">
          <table:table-cell table:number-columns-repeated="13"/>
          <table:table-cell table:formula="of:=[.L13]-[.P13]" office:value-type="float" office:value="0.0308227814828901" calcext:value-type="float">
            <text:p>0,03082278148289</text:p>
          </table:table-cell>
          <table:table-cell table:formula="of:=ABS([.M13]-[.Q13])" office:value-type="float" office:value="0.000208628772962648" calcext:value-type="float">
            <text:p>0,000208628772963</text:p>
          </table:table-cell>
          <table:table-cell table:number-columns-repeated="2"/>
        </table:table-row>
        <table:table-row table:style-name="ro1">
          <table:table-cell table:number-columns-repeated="13"/>
          <table:table-cell table:formula="of:=[.L14]-[.P14]" office:value-type="float" office:value="0.0406091421156004" calcext:value-type="float">
            <text:p>0,0406091421156</text:p>
          </table:table-cell>
          <table:table-cell table:formula="of:=ABS([.M14]-[.Q14])" office:value-type="float" office:value="0.000109319174519921" calcext:value-type="float">
            <text:p>0,00010931917452</text:p>
          </table:table-cell>
          <table:table-cell table:number-columns-repeated="2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3" loext:min-decimal-places="3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 style:data-style-name="N2" text:time-value="11:52:53.2189061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3.2$Linux_X86_64 LibreOffice_project/30$Build-2</meta:generator>
    <dc:title/>
    <dc:description/>
    <dc:subject/>
    <meta:initial-creator/>
    <meta:creation-date>2019-10-31T18:23:34Z</meta:creation-date>
    <dc:date>2019-12-17T11:58:25.785782006</dc:date>
    <meta:editing-duration>PT36M32S</meta:editing-duration>
    <meta:editing-cycles>6</meta:editing-cycles>
    <meta:document-statistic meta:table-count="3" meta:cell-count="227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 chart:error-category="cell-range" chart:error-upper-range="Sheet3.O9:Sheet3.O14" chart:error-lower-range="Sheet3.O9:Sheet3.O14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error-category="cell-range" chart:error-upper-range="Sheet3.O9:Sheet3.O14" chart:error-lower-range="Sheet3.O9:Sheet3.O14"/>
      <style:graphic-properties draw:stroke="none" svg:stroke-width="0.08cm" svg:stroke-color="#ffffff" draw:fill-color="#ffffff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chart-properties chart:error-upper-indicator="true" chart:error-lower-indicator="true" chart:error-category="cell-range" chart:error-upper-range="Sheet3.M9:Sheet3.M14" chart:error-lower-range="Sheet3.M9:Sheet3.M14" loext:std-weight="1"/>
      <style:graphic-properties draw:stroke="solid" svg:stroke-width="0cm" svg:stroke-color="#000000" svg:stroke-opacity="100%" draw:stroke-linejoin="round"/>
    </style:style>
    <style:style style:name="ch10" style:family="chart">
      <style:chart-properties chart:error-upper-indicator="true" chart:error-lower-indicator="true" chart:error-category="cell-range" chart:error-upper-range="Sheet3.O9:Sheet3.O14" chart:error-lower-range="Sheet3.O9:Sheet3.O14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3.L9:Sheet3.L14 Sheet3.N9:Sheet3.N14" svg:x="1.331cm" svg:y="0.18cm" svg:width="14.349cm" svg:height="7.659cm">
          <chartooo:coordinate-region svg:x="2.243cm" svg:y="0.379cm" svg:width="13.105cm" svg:height="6.813cm"/>
          <chart:axis chart:dimension="x" chart:name="primary-x" chart:style-name="ch3">
            <chart:title svg:x="8.355cm" svg:y="8.019cm" chart:style-name="ch4">
              <text:p>F</text:p>
            </chart:title>
          </chart:axis>
          <chart:axis chart:dimension="y" chart:name="primary-y" chart:style-name="ch3">
            <chart:title svg:x="0.451cm" svg:y="4.159cm" chart:style-name="ch5">
              <text:p>a</text:p>
            </chart:title>
            <chart:grid chart:style-name="ch6" chart:class="major"/>
          </chart:axis>
          <chart:series chart:style-name="ch7" chart:values-cell-range-address="Sheet3.N9:Sheet3.N14" chart:class="chart:scatter">
            <chart:domain table:cell-range-address="Sheet3.L9:Sheet3.L14"/>
            <chart:regression-curve chart:style-name="ch8"/>
            <chart:error-indicator chart:style-name="ch9" chart:dimension="x"/>
            <chart:error-indicator chart:style-name="ch10" chart:dimension="y"/>
            <chart:data-point/>
            <chart:data-point chart:style-name="ch11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N</text:p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  <table:table-cell office:value-type="string">
                <text:p>Column O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943">
                <text:p>0.02943</text:p>
                <draw:g>
                  <svg:desc>Sheet3.L9:Sheet3.L14</svg:desc>
                </draw:g>
              </table:table-cell>
              <table:table-cell office:value-type="float" office:value="0.12575396349101">
                <text:p>0.12575396349101</text:p>
                <draw:g>
                  <svg:desc>Sheet3.N9:Sheet3.N14</svg:desc>
                </draw:g>
              </table:table-cell>
              <table:table-cell office:value-type="float" office:value="0.000981">
                <text:p>0.000981</text:p>
                <draw:g>
                  <svg:desc>Sheet3.M9:Sheet3.M14</svg:desc>
                </draw:g>
              </table:table-cell>
              <table:table-cell office:value-type="float" office:value="0.000981">
                <text:p>0.000981</text:p>
                <draw:g>
                  <svg:desc>Sheet3.M9:Sheet3.M14</svg:desc>
                </draw:g>
              </table:table-cell>
              <table:table-cell office:value-type="float" office:value="0.00124824755233975">
                <text:p>0.00124824755233975</text:p>
                <draw:g>
                  <svg:desc>Sheet3.O9:Sheet3.O14</svg:desc>
                </draw:g>
              </table:table-cell>
              <table:table-cell office:value-type="float" office:value="0.00124824755233975">
                <text:p>0.00124824755233975</text:p>
                <draw:g>
                  <svg:desc>Sheet3.O9:Sheet3.O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905">
                <text:p>0.04905</text:p>
              </table:table-cell>
              <table:table-cell office:value-type="float" office:value="0.191258755295595">
                <text:p>0.191258755295595</text:p>
              </table:table-cell>
              <table:table-cell office:value-type="float" office:value="0.000981">
                <text:p>0.000981</text:p>
              </table:table-cell>
              <table:table-cell office:value-type="float" office:value="0.000981">
                <text:p>0.000981</text:p>
              </table:table-cell>
              <table:table-cell office:value-type="float" office:value="0.00190095294678201">
                <text:p>0.00190095294678201</text:p>
              </table:table-cell>
              <table:table-cell office:value-type="float" office:value="0.00190095294678201">
                <text:p>0.001900952946782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867">
                <text:p>0.06867</text:p>
              </table:table-cell>
              <table:table-cell office:value-type="float" office:value="0.243171690770358">
                <text:p>0.243171690770358</text:p>
              </table:table-cell>
              <table:table-cell office:value-type="float" office:value="0.000981">
                <text:p>0.000981</text:p>
              </table:table-cell>
              <table:table-cell office:value-type="float" office:value="0.000981">
                <text:p>0.000981</text:p>
              </table:table-cell>
              <table:table-cell office:value-type="float" office:value="0.00241943809244958">
                <text:p>0.00241943809244958</text:p>
              </table:table-cell>
              <table:table-cell office:value-type="float" office:value="0.00241943809244958">
                <text:p>0.002419438092449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829">
                <text:p>0.08829</text:p>
              </table:table-cell>
              <table:table-cell office:value-type="float" office:value="0.299623601558755">
                <text:p>0.299623601558755</text:p>
              </table:table-cell>
              <table:table-cell office:value-type="float" office:value="0.000981">
                <text:p>0.000981</text:p>
              </table:table-cell>
              <table:table-cell office:value-type="float" office:value="0.000981">
                <text:p>0.000981</text:p>
              </table:table-cell>
              <table:table-cell office:value-type="float" office:value="0.0029844711644051">
                <text:p>0.0029844711644051</text:p>
              </table:table-cell>
              <table:table-cell office:value-type="float" office:value="0.0029844711644051">
                <text:p>0.00298447116440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791">
                <text:p>0.10791</text:p>
              </table:table-cell>
              <table:table-cell office:value-type="float" office:value="0.357000965669939">
                <text:p>0.357000965669939</text:p>
              </table:table-cell>
              <table:table-cell office:value-type="float" office:value="0.000981">
                <text:p>0.000981</text:p>
              </table:table-cell>
              <table:table-cell office:value-type="float" office:value="0.000981">
                <text:p>0.000981</text:p>
              </table:table-cell>
              <table:table-cell office:value-type="float" office:value="0.00356006171189689">
                <text:p>0.00356006171189689</text:p>
              </table:table-cell>
              <table:table-cell office:value-type="float" office:value="0.00356006171189689">
                <text:p>0.003560061711896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753">
                <text:p>0.12753</text:p>
              </table:table-cell>
              <table:table-cell office:value-type="float" office:value="0.402541832466075">
                <text:p>0.402541832466075</text:p>
              </table:table-cell>
              <table:table-cell office:value-type="float" office:value="0.000981">
                <text:p>0.000981</text:p>
              </table:table-cell>
              <table:table-cell office:value-type="float" office:value="0.000981">
                <text:p>0.000981</text:p>
              </table:table-cell>
              <table:table-cell office:value-type="float" office:value="0.00401783998342654">
                <text:p>0.00401783998342654</text:p>
              </table:table-cell>
              <table:table-cell office:value-type="float" office:value="0.00401783998342654">
                <text:p>0.004017839983426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4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 chart:error-category="cell-range" chart:error-upper-range="Banco1.P7:Banco1.P13" chart:error-lower-range="Banco1.P7:Banco1.P13"/>
    </style:style>
    <style:style style:name="ch4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error-category="cell-range" chart:error-upper-range="Banco1.P7:Banco1.P13" chart:error-lower-range="Banco1.P7:Banco1.P13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9" style:family="chart">
      <style:chart-properties chart:error-upper-indicator="true" chart:error-lower-indicator="true" chart:error-category="cell-range" chart:error-upper-range="Banco1.H7:Banco1.H13" chart:error-lower-range="Banco1.H7:Banco1.H13" loext:std-weight="1"/>
      <style:graphic-properties draw:stroke="solid" svg:stroke-width="0cm" svg:stroke-color="#000000" svg:stroke-opacity="100%" draw:stroke-linejoin="round"/>
    </style:style>
    <style:style style:name="ch10" style:family="chart">
      <style:chart-properties chart:error-upper-indicator="true" chart:error-lower-indicator="true" chart:error-category="cell-range" chart:error-upper-range="Banco1.P7:Banco1.P13" chart:error-lower-range="Banco1.P7:Banco1.P13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1cm" svg:y="3.952cm" style:legend-expansion="high" chart:style-name="ch2"/>
        <chart:plot-area chart:style-name="ch3" table:cell-range-address="Banco1.G17:Banco1.G21 Banco1.G7:Banco1.G13 Banco1.O7:Banco1.O13" chart:data-source-has-labels="both" svg:x="0.32cm" svg:y="0.18cm" svg:width="12.27cm" svg:height="8.64cm">
          <chartooo:coordinate-region svg:x="1.232cm" svg:y="0.38cm" svg:width="10.934cm" svg:height="7.793cm"/>
          <chart:axis chart:dimension="x" chart:name="primary-x" chart:style-name="ch4" chartooo:axis-type="auto">
            <chart:categories table:cell-range-address="Banco1.G18:Banco1.G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anco1.O7:Banco1.O13" loext:label-string="'d/t'" chart:class="chart:scatter">
            <chart:domain table:cell-range-address="Banco1.G7:Banco1.G13"/>
            <chart:regression-curve chart:style-name="ch8"/>
            <chart:error-indicator chart:style-name="ch9" chart:dimension="x"/>
            <chart:error-indicator chart:style-name="ch10" chart:dimension="y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'd/t'</text:p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  <table:table-cell office:value-type="string">
                <text:p>Column P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m</text:p>
                <draw:g>
                  <svg:desc>Banco1.G18:Banco1.G21</svg:desc>
                </draw:g>
              </table:table-cell>
              <table:table-cell office:value-type="float" office:value="2.247">
                <text:p>2.247</text:p>
                <draw:g>
                  <svg:desc>Banco1.G7:Banco1.G13</svg:desc>
                </draw:g>
              </table:table-cell>
              <table:table-cell office:value-type="float" office:value="0.267022696929239">
                <text:p>0.267022696929239</text:p>
                <draw:g>
                  <svg:desc>Banco1.O7:Banco1.O13</svg:desc>
                </draw:g>
              </table:table-cell>
              <table:table-cell office:value-type="float" office:value="0.001">
                <text:p>0.001</text:p>
                <draw:g>
                  <svg:desc>Banco1.H7:Banco1.H13</svg:desc>
                </draw:g>
              </table:table-cell>
              <table:table-cell office:value-type="float" office:value="0.001">
                <text:p>0.001</text:p>
                <draw:g>
                  <svg:desc>Banco1.H7:Banco1.H13</svg:desc>
                </draw:g>
              </table:table-cell>
              <table:table-cell office:value-type="float" office:value="0.00445196458423631">
                <text:p>0.00445196458423631</text:p>
                <draw:g>
                  <svg:desc>Banco1.P7:Banco1.P13</svg:desc>
                </draw:g>
              </table:table-cell>
              <table:table-cell office:value-type="float" office:value="0.00445196458423631">
                <text:p>0.00445196458423631</text:p>
                <draw:g>
                  <svg:desc>Banco1.P7:Banco1.P13</svg:desc>
                </draw:g>
              </table:table-cell>
            </table:table-row>
            <table:table-row>
              <table:table-cell office:value-type="string">
                <text:p>aceleración</text:p>
              </table:table-cell>
              <table:table-cell office:value-type="float" office:value="2.408">
                <text:p>2.408</text:p>
              </table:table-cell>
              <table:table-cell office:value-type="float" office:value="0.269933554817276">
                <text:p>0.269933554817276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415433660415071">
                <text:p>0.00415433660415071</text:p>
              </table:table-cell>
              <table:table-cell office:value-type="float" office:value="0.00415433660415071">
                <text:p>0.00415433660415071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2.496">
                <text:p>2.496</text:p>
              </table:table-cell>
              <table:table-cell office:value-type="float" office:value="0.280448717948718">
                <text:p>0.280448717948718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400798549728242">
                <text:p>0.00400798549728242</text:p>
              </table:table-cell>
              <table:table-cell office:value-type="float" office:value="0.00400798549728242">
                <text:p>0.00400798549728242</text:p>
              </table:table-cell>
            </table:table-row>
            <table:table-row>
              <table:table-cell office:value-type="string">
                <text:p>Velocidad inicial</text:p>
              </table:table-cell>
              <table:table-cell office:value-type="float" office:value="2.63">
                <text:p>2.63</text:p>
              </table:table-cell>
              <table:table-cell office:value-type="float" office:value="0.285171102661597">
                <text:p>0.285171102661597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380382711085773">
                <text:p>0.00380382711085773</text:p>
              </table:table-cell>
              <table:table-cell office:value-type="float" office:value="0.00380382711085773">
                <text:p>0.00380382711085773</text:p>
              </table:table-cell>
            </table:table-row>
            <table:table-row>
              <table:table-cell office:value-type="string"/>
              <table:table-cell office:value-type="float" office:value="2.691">
                <text:p>2.691</text:p>
              </table:table-cell>
              <table:table-cell office:value-type="float" office:value="0.297287253808993">
                <text:p>0.297287253808993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371773244504772">
                <text:p>0.00371773244504772</text:p>
              </table:table-cell>
              <table:table-cell office:value-type="float" office:value="0.00371773244504772">
                <text:p>0.00371773244504772</text:p>
              </table:table-cell>
            </table:table-row>
            <table:table-row>
              <table:table-cell office:value-type="string"/>
              <table:table-cell office:value-type="float" office:value="2.154">
                <text:p>2.154</text:p>
              </table:table-cell>
              <table:table-cell office:value-type="float" office:value="0.255338904363974">
                <text:p>0.255338904363974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46440387031711">
                <text:p>0.0046440387031711</text:p>
              </table:table-cell>
              <table:table-cell office:value-type="float" office:value="0.0046440387031711">
                <text:p>0.0046440387031711</text:p>
              </table:table-cell>
            </table:table-row>
            <table:table-row>
              <table:table-cell office:value-type="string"/>
              <table:table-cell office:value-type="float" office:value="2.023">
                <text:p>2.023</text:p>
              </table:table-cell>
              <table:table-cell office:value-type="float" office:value="0.247157686604053">
                <text:p>0.247157686604053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494466331181082">
                <text:p>0.00494466331181082</text:p>
              </table:table-cell>
              <table:table-cell office:value-type="float" office:value="0.00494466331181082">
                <text:p>0.004944663311810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